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4" style:family="paragraph" style:parent-style-name="Standard" style:list-style-name="WW8Num1">
      <style:paragraph-properties fo:text-align="start" style:justify-single-word="false">
        <style:tab-stops/>
      </style:paragraph-properties>
      <style:text-properties fo:background-color="#33cc66"/>
    </style:style>
    <style:style style:name="P35" style:family="paragraph" style:parent-style-name="Standard" style:list-style-name="L5">
      <style:text-properties fo:background-color="#33cc66"/>
    </style:style>
    <style:style style:name="P36"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8" style:family="paragraph" style:parent-style-name="Standard" style:list-style-name="L4"/>
    <style:style style:name="P39" style:family="paragraph" style:parent-style-name="Standard" style:list-style-name="L4">
      <style:text-properties fo:background-color="transparent"/>
    </style:style>
    <style:style style:name="P40"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1"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2"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3"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transparent" style:font-weight-asian="normal" style:font-weight-complex="normal"/>
    </style:style>
    <style:style style:name="P44"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0000" style:font-weight-asian="normal" style:font-weight-complex="normal"/>
    </style:style>
    <style:style style:name="P45"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P46" style:family="paragraph" style:parent-style-name="Standard" style:list-style-name="L5">
      <style:paragraph-properties fo:margin-left="-0.5035in" fo:margin-right="0in" fo:text-indent="0in" style:auto-text-indent="false"/>
      <style:text-properties fo:font-weight="normal" fo:background-color="#ff0000" style:font-weight-asian="normal" style:font-weight-complex="normal"/>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style:style style:name="T16" style:family="text">
      <style:text-properties style:text-position="super 58%"/>
    </style:style>
    <style:style style:name="T17" style:family="text">
      <style:text-properties fo:color="#000000" fo:font-weight="normal" fo:background-color="#ff0000" style:font-weight-asian="normal" style:font-weight-complex="normal"/>
    </style:style>
    <style:style style:name="T18" style:family="text">
      <style:text-properties fo:color="#000000"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xml:id="list301925228" text:style-name="L1">
        <text:list-item>
          <text:p text:style-name="P26">All YANG keywords are also possible identifiers.</text:p>
        </text:list-item>
        <text:list-item>
          <text:p text:style-name="P26"><text:bookmark-start text:name="DDE_LINK43"/>If a "config" statement is present for any node in the input, output or notification tree, it <text:s text:c="2"/>is ignored. <text:bookmark-end text:name="DDE_LINK43"/></text:p>
        </text:list-item>
        <text:list-item>
          <text:p text:style-name="P29">PYANG Ticket for typedefs and groupings validations – so far there is no response;</text:p>
        </text:list-item>
        <text:list-item>
          <text:p text:style-name="P29">“Fraction-digits” restriction for decimal64 in the 5<text:span text:style-name="T16">th</text:span> version of the draft;</text:p>
        </text:list-item>
      </text:list>
      <text:p text:style-name="P5"/>
      <text:p text:style-name="P21">SCANNER ISSUES:</text:p>
      <text:list xml:id="list2113061947" text:style-name="WW8Num1">
        <text:list-item>
          <text:p text:style-name="P33">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3">A token in YANG is either a keyword, a string, ";", "{", or "}". <text:s/></text:p>
        </text:list-item>
        <text:list-item>
          <text:p text:style-name="P33">A string can be quoted or unquoted (RFC page 36). <text:s/>If a string contains any whitespace characters, a semicolon (";"), braces ("{" or "}"), or comment sequences ("//", "/*", or "*/"), then it MUST be enclosed within double or single quotes (RFC page 36). <text:s/></text:p>
        </text:list-item>
        <text:list-item>
          <text:p text:style-name="P33">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6">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3"><text:s/>A single quoted string (enclosed within ' ') preserves each character within the quotes. <text:s/>A single quote character can not occur in a single quoted string, even when preceded by a backslash (RFC page 37). </text:p>
        </text:list-item>
        <text:list-item>
          <text:p text:style-name="P33">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3">Each identifier starts with an upper-case or lower-case ASCII letter or an underscore character, followed by zero or more ASCII letters, digits, underscore characters, hyphens, and dots (RFC <text:soft-page-break/>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3">Within a double quoted string (enclosed within " "), a backslash character introduces a special character, which depends on the <text:s/>character that immediately follows the backslash: </text:p>
          <text:p text:style-name="P33"><text:s text:c="3"/>\n <text:s text:c="5"/>new line </text:p>
          <text:p text:style-name="P33"><text:s text:c="4"/>\t <text:s text:c="5"/>a tab character </text:p>
          <text:p text:style-name="P33"><text:s text:c="4"/>\" <text:s text:c="5"/>a double quote </text:p>
          <text:p text:style-name="P37"><text:s text:c="4"/>\\ <text:s text:c="5"/>a single backslash <text:s/>[BUG] (There is a problem in case when “\\” goes at the end of the string befor <text:s/>a double quote character that is supposed to close the string. In that case that double quote symbol does not close the string.</text:p>
          <text:p text:style-name="P33"/>
          <text:p text:style-name="P34"/>
        </text:list-item>
        <text:list-item>
          <text:p text:style-name="P34"><text:s/>If a double quoted string contains whitespace before a line break, <text:s text:c="2"/>this trailing whitespace is stripped from the string (RFC page 136). </text:p>
          <text:p text:style-name="P34"/>
          <text:p text:style-name="P40">PARSER ISSUES</text:p>
        </text:list-item>
        <text:list-item>
          <text:p text:style-name="P33"><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3">All prefixes, including the prefix for the module itself MUST be <text:s/>unique within the module or submodule.</text:p>
        </text:list-item>
        <text:list-item>
          <text:p text:style-name="P33">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33">Module or submodule MUST include only submodules from the same module. YANG modules and submodules are typically stored in files, one module or submodule per file, with the name of the file on the form: </text:p>
          <text:p text:style-name="P33"><text:s text:c="2"/><text:span text:style-name="T10">module-or-submodule-name ['.' revision-number] ( '.yang' / '.yin' ).</text:span></text:p>
        </text:list-item>
        <text:list-item>
          <text:p text:style-name="P33">Check 'belongs-to' statement of the imported submodule to check whether the submodule belongs to the module.</text:p>
        </text:list-item>
        <text:list-item>
          <text:p text:style-name="P27"><text:bookmark-start text:name="DDE_LINK189"/><text:bookmark-start text:name="DDE_LINK223"/>If a node has "config" "false", no node underneath it can have "config" set to "true".<text:bookmark-end text:name="DDE_LINK189"/><text:bookmark-end text:name="DDE_LINK223"/></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ext:soft-page-break/>The 'feature' statement MUST NOT reference itself, neither directly nor indirectly through a chain of other features.</text:p>
        </text:list-item>
        <text:list-item>
          <text:p text:style-name="P27">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1"><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1"><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5"/><text:bookmark-start text:name="DDE_LINK234"/><text:span text:style-name="T7">If one of the referenced leafs represents configuration data, then all of the referenced leafs MUST represent configuration data.</text:span><text:bookmark-end text:name="DDE_LINK235"/><text:bookmark-end text:name="DDE_LINK234"/><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3"/><text:bookmark-start text:name="DDE_LINK241"/><text:span text:style-name="T7">The "default" statement MUST NOT be present on choices where "mandatory" is true</text:span><text:bookmark-end text:name="DDE_LINK243"/><text:bookmark-end text:name="DDE_LINK241"/><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1"><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text:soft-page-break/>Augmentation of the imported module or submodule – the problem is that it's already validated while importing. The augment adds new nodes, but we have to run the validation of this module one more time.</text:p>
          <text:p text:style-name="P27"/>
        </text:list-item>
      </text:list>
      <text:p text:style-name="P23">TYPE<text:tab/> RESTRICTIONS</text:p>
      <text:list xml:id="list2128833173" text:style-name="L2">
        <text:list-item>
          <text:p text:style-name="P41">Lexicographic representation for all types (see section 9.2.1.);</text:p>
        </text:list-item>
        <text:list-item>
          <text:p text:style-name="P42">All integer types can be restricted with the "range" statement;</text:p>
        </text:list-item>
        <text:list-item>
          <text:p text:style-name="P42">All floating point types can be restricted with the "range" statement;</text:p>
        </text:list-item>
        <text:list-item>
          <text:p text:style-name="P42">A string can be restricted with the "length" (Section 9.4.4) and "pattern" (Section 9.4.6) statements. </text:p>
        </text:list-item>
        <text:list-item>
          <text:p text:style-name="P42">The "enum" statement, which is a substatement to the "type" statement, MUST be present if the type is "enumeration".</text:p>
        </text:list-item>
        <text:list-item>
          <text:p text:style-name="P42">The "path" statement, which is a substatement to the "type" <text:s/>statement, MUST be present if the type is "leafref”;</text:p>
        </text:list-item>
        <text:list-item>
          <text:p text:style-name="P42">The "base" statement, which is a substatement to the "type" statement, MUST be present if the type is "identityref". An identity with the matching name MUST be defined;</text:p>
        </text:list-item>
        <text:list-item>
          <text:p text:style-name="P42">The "bit" statement, which is a substatement to the "type" statement, MUST be present if the type is "bits". All bit names in a bits type MUST be unique; Position MUST be unique within the bits type.</text:p>
        </text:list-item>
        <text:list-item>
          <text:p text:style-name="P41"><text:span text:style-name="T7">When the type is "union", the "type" statement (Section 7.4) MUST be present. <text:s text:c="3"/>A member type can be of any built-in or derived type, except it MUST NOT be one of the built-in types "empty" or "leafref".</text:span></text:p>
        </text:list-item>
        <text:list-item>
          <text:p text:style-name="P42">A binary can be restricted with the "length";</text:p>
        </text:list-item>
        <text:list-item>
          <text:p text:style-name="P44">The "path" statement of the 'leafref' takes as an <text:s/>argument a string which MUST refer to a leaf node. <text:s/>The value of the <text:s text:c="2"/>referring leaf MUST match the type of the referred leaf.</text:p>
        </text:list-item>
        <text:list-item>
          <text:p text:style-name="P42"><text:bookmark-start text:name="DDE_LINK190"/>The 'enum' statement takes as an argument a string which MUST NOT be empty and MUST NOT have any leading or trailing <text:s/>whitespace characters. <text:bookmark-end text:name="DDE_LINK190"/><text:s/></text:p>
        </text:list-item>
        <text:list-item>
          <text:p text:style-name="P42"><text:bookmark-start text:name="DDE_LINK191"/>All assigned names in an enumeration MUST be unique.<text:bookmark-end text:name="DDE_LINK191"/></text:p>
        </text:list-item>
        <text:list-item>
          <text:p text:style-name="P41">The 'value' of the enum is an integer value. Iit MUST be in the range -2147483648 to 2147483647, and it MUST be <text:s/>unique within the enumeration type <text:span text:style-name="T9">( PYANG ???).</text:span></text:p>
        </text:list-item>
        <text:list-item>
          <text:p text:style-name="P43">The position value MUST be in the range 0 <text:s/>to 4294967295;</text:p>
        </text:list-item>
        <text:list-item>
          <text:p text:style-name="P41">'range' expression is not validated <text:span text:style-name="T9">(PYANG ???).</text:span></text:p>
        </text:list-item>
        <text:list-item>
          <text:p text:style-name="P41">'length' expression is not validated <text:span text:style-name="T9">(PYANG ???).</text:span></text:p>
        </text:list-item>
        <text:list-item>
          <text:p text:style-name="P42"><text:bookmark-start text:name="DDE_LINK255"/>An empty type cannot have a default value.<text:bookmark-end text:name="DDE_LINK255"/></text:p>
          <text:p text:style-name="P41"/>
        </text:list-item>
      </text:list>
      <text:p text:style-name="P22">IDENTIFIER NAMESPACES</text:p>
      <text:p text:style-name="P13"><text:s text:c="3"/>Each identifier is valid in a namespace which depends on the type of <text:s/>the YANG item being defined: </text:p>
      <text:list xml:id="list540639322"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text:soft-page-break/>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xml:id="list509940807" text:style-name="L4">
        <text:list-item>
          <text:p text:style-name="P38">7.6.7 example – there is no ';' after the description field.</text:p>
        </text:list-item>
        <text:list-item>
          <text:p text:style-name="P39"><text:span text:style-name="T18">mistake in the specification example: 9.7.5, bit 10-Mb-only – is not allowed, because an identifier can not start with a digit</text:span></text:p>
          <text:p text:style-name="P45">RELEVANT UPDATES OF THE SPECIFICATION</text:p>
        </text:list-item>
        <text:list-item>
          <text:p text:style-name="P38">Draft - Version -05 - Replaced the data types "float32" and "float64" with "decimal64". </text:p>
        </text:list-item>
        <text:list-item>
          <text:p text:style-name="P38">Draft - Version -04 - Using "revision-date" substatement to "import" and "include". </text:p>
        </text:list-item>
        <text:list-item>
          <text:p text:style-name="P38">Draft - Version -04 - Corrected grammar and text for instance-identifier.</text:p>
          <text:p text:style-name="P38"/>
        </text:list-item>
      </text:list>
      <text:p text:style-name="P7">module-stmt <text:s text:c="11"/>= <text:bookmark-start text:name="DDE_LINK21"/>optsep<text:bookmark-end text:name="DDE_LINK21"/> module-keyword <text:bookmark-start text:name="DDE_LINK22"/><text:bookmark-start text:name="DDE_LINK23"/>sep<text:bookmark-end text:name="DDE_LINK22"/><text:bookmark-end text:name="DDE_LINK23"/>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4"/><text:bookmark-start text:name="DDE_LINK25"/><text:span text:style-name="T7">module-header-stmts </text:span><text:bookmark-end text:name="DDE_LINK24"/><text:bookmark-end text:name="DDE_LINK25"/></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oft-page-break/><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 text:c="25"/>[<text:bookmark-start text:name="DDE_LINK49"/><text:bookmark-start text:name="DDE_LINK50"/>ription-stmt<text:bookmark-end text:name="DDE_LINK49"/><text:bookmark-end text:name="DDE_LINK50"/> stmtsep] </text:p>
      <text:p text:style-name="P7"><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52"/><text:bookmark-start text:name="DDE_LINK88"/>revision-stmt<text:bookmark-end text:name="DDE_LINK52"/><text:bookmark-end text:name="DDE_LINK88"/> stmtsep) </text:p>
      <text:p text:style-name="Standard"/>
      <text:p text:style-name="Standard"><text:span text:style-name="T7">body-stmts <text:s text:c="12"/>= *((</text:span><text:bookmark-start text:name="DDE_LINK103"/><text:bookmark-start text:name="DDE_LINK66"/><text:bookmark-start text:name="DDE_LINK57"/><text:bookmark-start text:name="DDE_LINK55"/><text:span text:style-name="T7">extension-stmt</text:span><text:bookmark-end text:name="DDE_LINK103"/><text:bookmark-end text:name="DDE_LINK66"/><text:bookmark-end text:name="DDE_LINK57"/><text:bookmark-end text:name="DDE_LINK55"/><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109"/><text:bookmark-start text:name="DDE_LINK82"/><text:bookmark-start text:name="DDE_LINK81"/><text:bookmark-start text:name="DDE_LINK80"/>typedef-stmt<text:bookmark-end text:name="DDE_LINK109"/><text:bookmark-end text:name="DDE_LINK82"/><text:bookmark-end text:name="DDE_LINK81"/><text:bookmark-end text:name="DDE_LINK80"/>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151"/><text:bookmark-start text:name="DDE_LINK220"/><text:span text:style-name="T7">leaf-stmt</text:span><text:bookmark-end text:name="DDE_LINK151"/><text:bookmark-end text:name="DDE_LINK220"/><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3"/><text:bookmark-start text:name="DDE_LINK159"/><text:span text:style-name="T7">list-stmt</text:span><text:bookmark-end text:name="DDE_LINK153"/><text:bookmark-end text:name="DDE_LINK159"/><text:span text:style-name="T7"> / </text:span></text:p>
      <text:p text:style-name="Standard"><text:s text:c="25"/><text:bookmark-start text:name="DDE_LINK163"/><text:bookmark-start text:name="DDE_LINK166"/><text:bookmark-start text:name="DDE_LINK168"/><text:bookmark-start text:name="DDE_LINK169"/><text:span text:style-name="T7">choice-stmt</text:span><text:bookmark-end text:name="DDE_LINK166"/><text:bookmark-end text:name="DDE_LINK168"/><text:bookmark-end text:name="DDE_LINK169"/><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0"/><text:bookmark-start text:name="DDE_LINK171"/>uses-stmt <text:bookmark-end text:name="DDE_LINK170"/><text:bookmark-end text:name="DDE_LINK171"/></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text:soft-page-break/>yang-version-arg <text:s text:c="6"/>= "1" </text:p>
      <text:p text:style-name="P7"/>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 text:c="29"/>[revision-stmt <text:bookmark-start text:name="DDE_LINK44"/>stmtsep<text:bookmark-end text:name="DDE_LINK44"/>] </text:p>
      <text:list xml:id="list1563254441" text:style-name="L5">
        <text:list-header>
          <text:p text:style-name="P35"><text:s text:c="25"/>"}" </text:p>
          <text:p text:style-name="P46"/>
        </text:list-header>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oft-page-break/><text:s text:c="30"/>[<text:bookmark-start text:name="DDE_LINK102"/><text:bookmark-start text:name="DDE_LINK92"/><text:bookmark-start text:name="DDE_LINK60"/>argument-stmt<text:bookmark-end text:name="DDE_LINK102"/><text:bookmark-end text:name="DDE_LINK92"/><text:bookmark-end text:name="DDE_LINK60"/>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7">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oft-page-break/><text:s text:c="29"/>;; these stmts can appear in any order </text:p>
      <text:p text:style-name="P7"><text:s text:c="29"/><text:bookmark-start text:name="DDE_LINK110"/><text:bookmark-start text:name="DDE_LINK84"/><text:bookmark-start text:name="DDE_LINK83"/><text:bookmark-start text:name="DDE_LINK91"/>type-stmt<text:bookmark-end text:name="DDE_LINK110"/><text:bookmark-end text:name="DDE_LINK84"/><text:bookmark-end text:name="DDE_LINK83"/><text:bookmark-end text:name="DDE_LINK91"/>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 text:c="29"/>[description-stmt stmtsep] </text:p>
      <text:p text:style-name="P7"><text:s text:c="29"/>[reference-stmt stmtsep] </text:p>
      <text:p text:style-name="P7"><text:s text:c="26"/>"}" </text:p>
      <text:p text:style-name="Standard"/>
      <text:p text:style-name="P7">type-stmt <text:s text:c="13"/>= type-keyword sep <text:bookmark-start text:name="DDE_LINK111"/><text:bookmark-start text:name="DDE_LINK"/>identifier-ref-arg-str<text:bookmark-end text:name="DDE_LINK111"/><text:bookmark-end text:name="DDE_LINK"/> optsep </text:p>
      <text:p text:style-name="P7"><text:s text:c="25"/>(";" / </text:p>
      <text:p text:style-name="P7"><text:s text:c="26"/>"{" stmtsep </text:p>
      <text:p text:style-name="P7"><text:s text:c="30"/><text:bookmark-start text:name="DDE_LINK96"/><text:bookmark-start text:name="DDE_LINK252"/>type-body-stmts<text:bookmark-end text:name="DDE_LINK252"/> <text:bookmark-end text:name="DDE_LINK96"/></text:p>
      <text:p text:style-name="P7"><text:s text:c="26"/>"}") </text:p>
      <text:p text:style-name="P7"/>
      <text:p text:style-name="P7">type-body-stmts <text:s/>= <text:bookmark-start text:name="DDE_LINK114"/><text:bookmark-start text:name="DDE_LINK112"/><text:bookmark-start text:name="DDE_LINK253"/>numerical-restrictions<text:bookmark-end text:name="DDE_LINK114"/><text:bookmark-end text:name="DDE_LINK112"/><text:bookmark-end text:name="DDE_LINK253"/>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text:tab/>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115"/><text:bookmark-start text:name="DDE_LINK85"/><text:span text:style-name="T14">range-arg-str</text:span><text:bookmark-end text:name="DDE_LINK115"/><text:bookmark-end text:name="DDE_LINK8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oft-page-break/><text:s text:c="30"/>[reference-stmt stmtsep] </text:p>
      <text:p text:style-name="P7"><text:s text:c="27"/>"}") </text:p>
      <text:p text:style-name="P7"/>
      <text:p text:style-name="P7">pattern-stmt <text:s text:c="10"/>= pattern-keyword sep string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text:soft-page-break/></text:p>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 text:c="30"/>[<text:bookmark-start text:name="DDE_LINK256"/><text:bookmark-start text:name="DDE_LINK138"/>position-stmt<text:bookmark-end text:name="DDE_LINK256"/> <text:bookmark-end text:name="DDE_LINK138"/>stmtsep] </text:p>
      <text:p text:style-name="P7"><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text:soft-page-break/>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oft-page-break/><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 text:c="30"/>[reference-stmt stmtsep] </text:p>
      <text:p text:style-name="P8"><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236"/><text:bookmark-start text:name="DDE_LINK155"/>ordered-by-stmt<text:bookmark-end text:name="DDE_LINK236"/><text:bookmark-end text:name="DDE_LINK155"/>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oft-page-break/><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 text:c="29"/>[min-elements-stmt stmtsep] </text:p>
      <text:p text:style-name="P7"><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oft-page-break/><text:s text:c="25"/>anyxml-stmt </text:p>
      <text:p text:style-name="Standard"/>
      <text:p text:style-name="P7">case-stmt <text:s text:c="13"/>= cas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207"/><text:bookmark-start text:name="DDE_LINK196"/>case-data-def-stmt<text:bookmark-end text:name="DDE_LINK207"/><text:bookmark-end text:name="DDE_LINK196"/>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oft-page-break/><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 text:c="31"/>refine-anyxml-stmts) </text:p>
      <text:p text:style-name="P7"><text:s text:c="26"/>"}") </text:p>
      <text:p text:style-name="P7"/>
      <text:p text:style-name="P7">refine-arg-str <text:s text:c="8"/>= &lt; a string which matches the rule <text:s/>refine-arg &gt; </text:p>
      <text:p text:style-name="P7"/>
      <text:p text:style-name="P7">refine-arg <text:s text:c="12"/>= <text:bookmark-start text:name="DDE_LINK249"/><text:bookmark-start text:name="DDE_LINK173"/><text:bookmark-start text:name="DDE_LINK172"/>descendant-schema-nodeid<text:bookmark-end text:name="DDE_LINK249"/><text:bookmark-end text:name="DDE_LINK173"/><text:bookmark-end text:name="DDE_LINK172"/>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oft-page-break/><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 text:c="25"/>[description-stmt stmtsep] </text:p>
      <text:p text:style-name="P7"><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text:bookmark-start text:name="DDE_LINK250"/>data-def-stmt<text:bookmark-end text:name="DDE_LINK218"/><text:bookmark-end text:name="DDE_LINK250"/>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text:bookmark-start text:name="DDE_LINK251"/>absolute-schema-nodeid<text:bookmark-end text:name="DDE_LINK251"/>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oft-page-break/><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oft-page-break/><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oft-page-break/><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text:soft-page-break/>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text:soft-page-break/>;;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text:soft-page-break/>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7"/><text:bookmark-start text:name="DDE_LINK26"/>yang-version<text:bookmark-end text:name="DDE_LINK27"/><text:bookmark-end text:name="DDE_LINK26"/>'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6"/><text:bookmark-start text:name="DDE_LINK184"/>not-supported'<text:bookmark-end text:name="DDE_LINK186"/><text:bookmark-end text:name="DDE_LINK184"/>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text:soft-page-break/>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
      <text:p text:style-name="P7"><text:bookmark-start text:name="DDE_LINK18"/>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text:soft-page-break/>;; </text:p>
      <text:p text:style-name="P15"/>
      <text:p text:style-name="P7"><text:bookmark-start text:name="DDE_LINK8"/><text:bookmark-start text:name="DDE_LINK4"/>ALPHA <text:s text:c="17"/>= %x41-5A / %x61-7A </text:p>
      <text:p text:style-name="P7"><text:s text:c="25"/>; A-Z / a-z </text:p>
      <text:p text:style-name="P7"><text:bookmark-end text:name="DDE_LINK8"/><text:bookmark-end text:name="DDE_LINK4"/></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bookmark-start text:name="DDE_LINK254"/><text:s text:c="3"/>| <text:bookmark-start text:name="DDE_LINK197"/>binary<text:bookmark-end text:name="DDE_LINK197"/> <text:s text:c="13"/><text:tab/>| Text <text:s text:c="7"/><text:tab/>| Any binary data <text:s text:c="14"/><text:tab/>|<text:bookmark-end text:name="DDE_LINK254"/></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oft-page-break/><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 text:c="3"/>| <text:bookmark-start text:name="DDE_LINK199"/><text:bookmark-start text:name="DDE_LINK203"/>instance-identifier<text:bookmark-end text:name="DDE_LINK199"/><text:bookmark-end text:name="DDE_LINK203"/>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Siarhei Kuryla</meta:initial-creator>
    <meta:creation-date>2009-02-26T13:31:16</meta:creation-date>
    <dc:date>2009-05-27T18:57:23</dc:date>
    <meta:editing-cycles>1062</meta:editing-cycles>
    <meta:editing-duration>PT185H30M02S</meta:editing-duration>
    <meta:document-statistic meta:table-count="0" meta:image-count="0" meta:object-count="0" meta:page-count="26" meta:paragraph-count="864" meta:word-count="5095" meta:character-count="52132"/>
    <meta:user-defined meta:name="Info 1"/>
    <meta:user-defined meta:name="Info 2"/>
    <meta:user-defined meta:name="Info 3"/>
    <meta:user-defined meta:name="Info 4"/>
  </office:meta>
</office:document-meta>
</file>